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_20_right">
      <style:paragraph-properties fo:text-align="end" style:justify-single-word="false"/>
      <style:text-properties style:text-underline-style="solid" style:text-underline-width="auto" style:text-underline-color="font-color" officeooo:rsid="001592c7" officeooo:paragraph-rsid="0008f9f0"/>
    </style:style>
    <style:style style:name="P2" style:family="paragraph" style:parent-style-name="Header_20_right">
      <style:paragraph-properties fo:text-align="end" style:justify-single-word="false"/>
      <style:text-properties style:text-underline-style="none" officeooo:rsid="001592c7" officeooo:paragraph-rsid="0008f9f0"/>
    </style:style>
    <style:style style:name="P3" style:family="paragraph" style:parent-style-name="Preformatted_20_Text">
      <style:text-properties officeooo:rsid="000c2a96" officeooo:paragraph-rsid="000c2a96"/>
    </style:style>
    <style:style style:name="P4" style:family="paragraph" style:parent-style-name="Heading_20_2">
      <style:paragraph-properties fo:break-before="page"/>
      <style:text-properties officeooo:rsid="0008f9f0" officeooo:paragraph-rsid="0008f9f0"/>
    </style:style>
    <style:style style:name="P5" style:family="paragraph" style:parent-style-name="Heading_20_2">
      <style:text-properties officeooo:rsid="0008f9f0" officeooo:paragraph-rsid="0008f9f0"/>
    </style:style>
    <style:style style:name="P6" style:family="paragraph" style:parent-style-name="Heading_20_2">
      <style:text-properties officeooo:paragraph-rsid="000c2a96"/>
    </style:style>
    <style:style style:name="P7" style:family="paragraph" style:parent-style-name="Heading">
      <style:text-properties officeooo:rsid="0008f9f0" officeooo:paragraph-rsid="0008f9f0"/>
    </style:style>
    <style:style style:name="P8" style:family="paragraph" style:parent-style-name="Heading">
      <style:text-properties officeooo:rsid="000c2a96" officeooo:paragraph-rsid="000c2a96"/>
    </style:style>
    <style:style style:name="P9" style:family="paragraph" style:parent-style-name="Header">
      <style:paragraph-properties fo:text-align="end" style:justify-single-word="false"/>
      <style:text-properties officeooo:rsid="001592c7" officeooo:paragraph-rsid="0008f9f0"/>
    </style:style>
    <style:style style:name="P10" style:family="paragraph" style:parent-style-name="Subtitle">
      <style:text-properties officeooo:rsid="0014c225" officeooo:paragraph-rsid="0008f9f0"/>
    </style:style>
    <style:style style:name="P11" style:family="paragraph" style:parent-style-name="Subtitle">
      <style:text-properties officeooo:rsid="000edd85" officeooo:paragraph-rsid="0008f9f0"/>
    </style:style>
    <style:style style:name="P12" style:family="paragraph" style:parent-style-name="Text_20_body">
      <style:text-properties officeooo:rsid="0014c225" officeooo:paragraph-rsid="0008f9f0"/>
    </style:style>
    <style:style style:name="P13" style:family="paragraph" style:parent-style-name="Text_20_body">
      <style:text-properties officeooo:rsid="0008f9f0" officeooo:paragraph-rsid="0008f9f0"/>
    </style:style>
    <style:style style:name="P14" style:family="paragraph" style:parent-style-name="Text_20_body">
      <style:text-properties officeooo:rsid="000add22" officeooo:paragraph-rsid="000add22"/>
    </style:style>
    <style:style style:name="P15" style:family="paragraph" style:parent-style-name="Text_20_body">
      <style:text-properties officeooo:rsid="000add22" officeooo:paragraph-rsid="000c2a96"/>
    </style:style>
    <style:style style:name="P16" style:family="paragraph" style:parent-style-name="Text_20_body">
      <style:text-properties officeooo:rsid="000c2a96" officeooo:paragraph-rsid="000c2a96"/>
    </style:style>
    <style:style style:name="P17" style:family="paragraph" style:parent-style-name="Text_20_body">
      <style:text-properties officeooo:paragraph-rsid="000c2a96"/>
    </style:style>
    <style:style style:name="P18" style:family="paragraph" style:parent-style-name="Title">
      <style:paragraph-properties fo:text-align="center" style:justify-single-word="false"/>
      <style:text-properties officeooo:rsid="0014c225" officeooo:paragraph-rsid="0008f9f0"/>
    </style:style>
    <style:style style:name="P19" style:family="paragraph" style:parent-style-name="Title">
      <style:paragraph-properties fo:margin-top="0.423cm" fo:margin-bottom="0.212cm" loext:contextual-spacing="false" fo:text-align="center" style:justify-single-word="false"/>
      <style:text-properties officeooo:rsid="0014c225" officeooo:paragraph-rsid="0008f9f0"/>
    </style:style>
    <style:style style:name="T1" style:family="text">
      <style:text-properties style:text-underline-style="none"/>
    </style:style>
    <style:style style:name="T2" style:family="text">
      <style:text-properties style:text-underline-style="none" officeooo:rsid="001e1617"/>
    </style:style>
    <style:style style:name="T3" style:family="text">
      <style:text-properties officeooo:rsid="000edd85"/>
    </style:style>
    <style:style style:name="T4" style:family="text">
      <style:text-properties officeooo:rsid="000c2a96"/>
    </style:style>
    <style:style style:name="T5" style:family="text">
      <style:text-properties officeooo:rsid="000dbc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rocław, <text:span text:style-name="T3">04</text:span>.0<text:span text:style-name="T3">4</text:span>.2017</text:p>
      <text:p text:style-name="P18"/>
      <text:p text:style-name="P18"/>
      <text:p text:style-name="P19">Laboratorium</text:p>
      <text:p text:style-name="P19">Technologii Sieciowych</text:p>
      <text:p text:style-name="P10">Temat:</text:p>
      <text:p text:style-name="P11">Badanie topologi grafów sieciowych.</text:p>
      <text:p text:style-name="P12"/>
      <text:p text:style-name="P12"/>
      <text:p text:style-name="P12"/>
      <text:p text:style-name="P12"/>
      <text:p text:style-name="P12"/>
      <text:p text:style-name="P12"/>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Autor:<text:span text:style-name="T1"> Bartosz Banasik</text:span></text:p>
      <text:p text:style-name="P2">Informatyka, semestr: 4</text:p>
      <text:p text:style-name="P1">Prowadzący:<text:span text:style-name="T1"> dr </text:span><text:span text:style-name="T2">Łukasz Krzywiecki</text:span></text:p>
      <text:h text:style-name="P4" text:outline-level="2">1. Wstęp</text:h>
      <text:p text:style-name="P7">1.1 Cele pracy</text:p>
      <text:p text:style-name="P13">Celem pracy jest zbadanie topologii grafu przedstawiającego sieć.</text:p>
      <text:h text:style-name="P5" text:outline-level="2">2. Program szacujący niezawodność</text:h>
      <text:p text:style-name="P7">2.1 Wstępne wyjaśnienia</text:p>
      <text:p text:style-name="P14">Poprzez niezawodność sieci będziemy rozumieć prawdopodobieństwo nierozspójnienia takiej sieci w dowolnym interwale. <text:span text:style-name="T4">Każdej krawędzi ze zbioru E przypisujemy wartość niezawodności 0.95.</text:span></text:p>
      <text:p text:style-name="P15">Graf G = &lt;V, E&gt; gdzie V – zbiór wierzchołków, E – zbiór krawędzi.</text:p>
      <text:p text:style-name="P8">2.2 Pierwszy test</text:p>
      <text:p text:style-name="P3">G = ([v1, v2, v3, v4, v5, v6, v7, v8, v9, v10, v11, v12, v13, v14, v15, v16, v17, v18, v19, v20], [{v1,v2}, {v2,v3}, {v3,v4}, {v4,v5}, {v5,v6}, {v6,v7}, {v7,v8}, {v8,v9}, {v9,v10}, {v10,v11}, {v11,v12}, {v12,v13}, {v13,v14}, {v14,v15}, {v15,v16}, {v16,v17}, {v17,v18}, {v18,v19}, {v19,v20}])</text:p>
      <text:p text:style-name="P3"/>
      <text:p text:style-name="P3">Output: Szacowana niezawodnosc wynosi = 37.515 %</text:p>
      <text:p text:style-name="P3"/>
      <text:p text:style-name="Heading">2.3 <text:span text:style-name="T4">Drugi test</text:span></text:p>
      <text:p text:style-name="P16">Dodajemy 1 krawędź o wartości niezawodności 0.95</text:p>
      <text:p text:style-name="P3">G1 = G + {v1,v20} </text:p>
      <text:p text:style-name="P3">Output: Szacowana niezawodnosc wynosi = 73.653 %</text:p>
      <text:p text:style-name="P3"/>
      <text:p text:style-name="P8">2.4 Trzeci test</text:p>
      <text:p text:style-name="P16">Dodajemy jeszcze 2 krawędzie e(1,10) o niezawodności 0.8 i e(5,15) o niezawodności 0.7</text:p>
      <text:p text:style-name="P3">Output: Szacowana niezawodnosc wynosi = 87.081 %</text:p>
      <text:p text:style-name="P3"/>
      <text:p text:style-name="P8">2.5 Czwarty test</text:p>
      <text:p text:style-name="P16">Dodajemy 4 nieistniejące wcześniej losowe krawedzie o niezawodności 0.4</text:p>
      <text:p text:style-name="P3">Output: Szacowana niezawodnosc wynosi = 86.516 %</text:p>
      <text:p text:style-name="P3"/>
      <text:p text:style-name="P16">Wnioski: Jak widzimy Wraz ze wzrostem ilości krawędzi niezawodność naszej sieci rośnie, ale do pewnego momentu. Podczas 4 testu widzimy, że po dodaniu <text:soft-page-break/>losowych 4 krawędzi ale o bardzo małej niezawodności Szacowana niezawodność całej sieci spada.</text:p>
      <text:h text:style-name="P6" text:outline-level="2"><text:span text:style-name="T4">3. Użyta metoda testowania</text:span></text:h>
      <text:p text:style-name="P17"><text:span text:style-name="T4">Do testowania posłużyliśmy się metodą Monte Carlo.</text:span></text:p>
      <text:p text:style-name="P17"><text:span text:style-name="T5">Dla każdej krawędzi losujemy wartość z zakresu [0,1), jeśli jest ona większa od danej niezawodności krawędzi to usuwamy ją. Po przejśiu po wszystkich krawędziach sprawdzamy spójność grafu. Jeśli jest spójny to osiągnęliśmy sukcess. Powatarzamy wszystko 100000 razy. Na podstawie tych danych jeśmy w stanie określić niezawodność sieci.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l" fo:country="PL"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ed_20_text" style:display-name="Preformated text" style:family="paragraph" style:parent-style-name="Text_20_body">
      <style:text-properties officeooo:rsid="000add22"/>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01:43:16.496619295</meta:creation-date>
    <dc:date>2017-04-05T02:11:58.448023273</dc:date>
    <meta:editing-duration>PT7M11S</meta:editing-duration>
    <meta:editing-cycles>2</meta:editing-cycles>
    <meta:generator>LibreOffice/5.3.1.2$Linux_X86_64 LibreOffice_project/30m0$Build-2</meta:generator>
    <meta:document-statistic meta:table-count="0" meta:image-count="0" meta:object-count="0" meta:page-count="3" meta:paragraph-count="32" meta:word-count="282" meta:character-count="1988" meta:non-whitespace-character-count="1733"/>
  </office:meta>
</office:document-meta>
</file>